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Sammlung gelesener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 table:number-columns-repeated="5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m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number-columns-repeated="4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number-columns-repeated="1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number-columns-repeated="1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inas a próx. capítulo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a proper capítol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6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